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4c716ce000" style:family="table" style:master-page-name="ta-mp-0x7f4c716ce000">
      <style:table-properties table:display="true" style:writing-mode="lr-tb"/>
    </style:style>
    <style:style style:name="ta-0x7f4c716ce1f0" style:family="table" style:master-page-name="ta-mp-0x7f4c716ce1f0">
      <style:table-properties table:display="true" style:writing-mode="lr-tb"/>
    </style:style>
    <style:style style:name="ta-0x7f4c716ce3e0" style:family="table" style:master-page-name="ta-mp-0x7f4c716ce3e0">
      <style:table-properties table:display="true" style:writing-mode="lr-tb"/>
    </style:style>
    <style:style style:name="ta-0x7f4c716ce5d0" style:family="table" style:master-page-name="ta-mp-0x7f4c716ce5d0">
      <style:table-properties table:display="true" style:writing-mode="lr-tb"/>
    </style:style>
    <style:style style:name="ta-0x7f4c716ce7c0" style:family="table" style:master-page-name="ta-mp-0x7f4c716ce7c0">
      <style:table-properties table:display="true" style:writing-mode="lr-tb"/>
    </style:style>
    <style:style style:name="ta-0x7f4c716ce9b0" style:family="table" style:master-page-name="ta-mp-0x7f4c716ce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4c716f4b5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4c7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4da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4ec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4ff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511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52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cf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c716f4a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54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3fc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37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53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cf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c716f55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59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5c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56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5a5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5d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60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421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36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5e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cf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c716f61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64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68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62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65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69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6b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433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35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6a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cf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c716f6c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70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3e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6e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71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3f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42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39f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46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40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cf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c7d5843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46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4a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44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47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4b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4d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40e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f3e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4c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16cf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c7d584e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52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55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50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53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4c7d5856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41.70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87.50pt" style:use-optimal-column-width="tru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4c716e18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4c7178187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4c7178683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4c7178981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4c7178a7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4c71783a5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4c716ce000" table:print="false">
        <office:forms form:automatic-focus="false" form:apply-design-mode="false">
          <form:form/>
        </office:forms>
        <table:table-column table:default-cell-style-name="ACE-0x7f4c716f4a28" table:style-name="ACOL-1"/>
        <table:table-column table:style-name="ACOL-0" table:number-columns-repeated="127"/>
        <table:table-row table:style-name="AROW-0">
          <table:table-cell table:style-name="ACE-0x7f4c716f4b5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4c716f4c78" table:content-validation-name="VAL-0x7f4c716e18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4c716f4da0" table:content-validation-name="VAL-0x7f4c7178187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4c716f4ec8" table:content-validation-name="VAL-0x7f4c71786830" office:value-type="string">
            <text:p>SearchProduct</text:p>
          </table:table-cell>
          <table:table-cell table:number-columns-repeated="127" table:style-name="Gnumeric-default"/>
        </table:table-row>
        <table:table-row table:style-name="AROW-0">
          <table:table-cell table:style-name="ACE-0x7f4c716f4ff0" table:content-validation-name="VAL-0x7f4c71789810" office:value-type="string">
            <text:p>DeleteProduct</text:p>
          </table:table-cell>
          <table:table-cell table:number-columns-repeated="127" table:style-name="Gnumeric-default"/>
        </table:table-row>
        <table:table-row table:style-name="AROW-0">
          <table:table-cell table:style-name="ACE-0x7f4c716f5118" table:content-validation-name="VAL-0x7f4c7178a71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4c716f5240" table:content-validation-name="VAL-0x7f4c71783a50"/>
          <table:table-cell table:number-columns-repeated="127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 table:number-rows-repeated="1048568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4">
          <gnm:selection gnm:start-col="0" gnm:start-row="4" gnm:end-col="0" gnm:end-row="4"/>
        </gnm:selections>
      </table:table>
      <table:table table:name="AQA1_TestData" table:style-name="ta-0x7f4c716ce1f0" table:print="false">
        <office:forms form:automatic-focus="false" form:apply-design-mode="false">
          <form:form/>
        </office:forms>
        <table:table-column table:default-cell-style-name="ACE-0x7f4c716f5368" table:style-name="ACOL-3"/>
        <table:table-column table:default-cell-style-name="ACE-0x7f4c716f5368" table:style-name="ACOL-4"/>
        <table:table-column table:default-cell-style-name="ACE-0x7f4c716f5368" table:style-name="ACOL-5"/>
        <table:table-column table:default-cell-style-name="ACE-0x7f4c716f5368" table:style-name="ACOL-6"/>
        <table:table-column table:default-cell-style-name="ACE-0x7f4c716f5368" table:style-name="ACOL-7" table:number-columns-repeated="2"/>
        <table:table-column table:default-cell-style-name="ACE-0x7f4c716f5368" table:style-name="ACOL-8"/>
        <table:table-column table:default-cell-style-name="ACE-0x7f4c716f5368" table:style-name="ACOL-9"/>
        <table:table-column table:default-cell-style-name="ACE-0x7f4c716cf130" table:style-name="ACOL-0" table:number-columns-repeated="120"/>
        <table:table-row table:style-name="AROW-0">
          <table:table-cell table:style-name="ACE-0x7f4c716f5490" office:value-type="string">
            <text:p>User Name</text:p>
          </table:table-cell>
          <table:table-cell table:style-name="ACE-0x7f4c716f55b8" office:value-type="string">
            <text:p>Password</text:p>
          </table:table-cell>
          <table:table-cell table:style-name="ACE-0x7f4c716f56e0" office:value-type="string">
            <text:p>SearchTextName</text:p>
          </table:table-cell>
          <table:table-cell table:number-columns-repeated="5" table:style-name="ACE-0x7f4c716f5368"/>
          <table:table-cell table:number-columns-repeated="120" table:style-name="ACE-0x7f4c716cf130"/>
        </table:table-row>
        <table:table-row table:style-name="AROW-0">
          <table:table-cell table:style-name="ACE-0x7f4c716f3fc0" office:value-type="string">
            <text:p>testshopclue@sc.com</text:p>
          </table:table-cell>
          <table:table-cell table:style-name="ACE-0x7f4c716f5930" office:value-type="float" office:value="123456">
            <text:p>123456</text:p>
          </table:table-cell>
          <table:table-cell table:style-name="ACE-0x7f4c716f5a58" office:value-type="string">
            <text:p>Shirt Design Envelope Set Of Two</text:p>
          </table:table-cell>
          <table:table-cell table:number-columns-repeated="5" table:style-name="ACE-0x7f4c716f5368"/>
          <table:table-cell table:number-columns-repeated="120" table:style-name="ACE-0x7f4c716cf130"/>
        </table:table-row>
        <table:table-row table:style-name="AROW-0">
          <table:table-cell table:style-name="ACE-0x7f4c716f37a8" office:value-type="string">
            <text:p>testshopclue@sc.com</text:p>
          </table:table-cell>
          <table:table-cell table:style-name="ACE-0x7f4c716f5ca8"/>
          <table:table-cell table:style-name="ACE-0x7f4c716f5dd0"/>
          <table:table-cell table:number-columns-repeated="5" table:style-name="ACE-0x7f4c716f5368"/>
          <table:table-cell table:number-columns-repeated="120" table:style-name="ACE-0x7f4c716cf13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4c716cf13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4c716ce3e0" table:print="false">
        <office:forms form:automatic-focus="false" form:apply-design-mode="false">
          <form:form/>
        </office:forms>
        <table:table-column table:default-cell-style-name="ACE-0x7f4c716f5ef8" table:style-name="ACOL-3"/>
        <table:table-column table:default-cell-style-name="ACE-0x7f4c716f5ef8" table:style-name="ACOL-4"/>
        <table:table-column table:default-cell-style-name="ACE-0x7f4c716f5ef8" table:style-name="ACOL-5"/>
        <table:table-column table:default-cell-style-name="ACE-0x7f4c716f5ef8" table:style-name="ACOL-6"/>
        <table:table-column table:default-cell-style-name="ACE-0x7f4c716f5ef8" table:style-name="ACOL-7" table:number-columns-repeated="2"/>
        <table:table-column table:default-cell-style-name="ACE-0x7f4c716f5ef8" table:style-name="ACOL-8"/>
        <table:table-column table:default-cell-style-name="ACE-0x7f4c716f5ef8" table:style-name="ACOL-9"/>
        <table:table-column table:default-cell-style-name="ACE-0x7f4c716cf258" table:style-name="ACOL-0" table:number-columns-repeated="120"/>
        <table:table-row table:style-name="AROW-0">
          <table:table-cell table:style-name="ACE-0x7f4c716f6020" office:value-type="string">
            <text:p>User Name</text:p>
          </table:table-cell>
          <table:table-cell table:style-name="ACE-0x7f4c716f6148" office:value-type="string">
            <text:p>Password</text:p>
          </table:table-cell>
          <table:table-cell table:style-name="ACE-0x7f4c716f6270" office:value-type="string">
            <text:p>SearchTextName</text:p>
          </table:table-cell>
          <table:table-cell table:number-columns-repeated="5" table:style-name="ACE-0x7f4c716f5ef8"/>
          <table:table-cell table:number-columns-repeated="120" table:style-name="ACE-0x7f4c716cf258"/>
        </table:table-row>
        <table:table-row table:style-name="AROW-0">
          <table:table-cell table:style-name="ACE-0x7f4c716f4210" office:value-type="string">
            <text:p>testshopclue@sc.com</text:p>
          </table:table-cell>
          <table:table-cell table:style-name="ACE-0x7f4c716f64c0" office:value-type="float" office:value="123456">
            <text:p>123456</text:p>
          </table:table-cell>
          <table:table-cell table:style-name="ACE-0x7f4c716f65e8" office:value-type="string">
            <text:p>Shirt Design Envelope Set Of Two</text:p>
          </table:table-cell>
          <table:table-cell table:number-columns-repeated="5" table:style-name="ACE-0x7f4c716f5ef8"/>
          <table:table-cell table:number-columns-repeated="120" table:style-name="ACE-0x7f4c716cf258"/>
        </table:table-row>
        <table:table-row table:style-name="AROW-0">
          <table:table-cell table:style-name="ACE-0x7f4c716f3680" office:value-type="string">
            <text:p>testshopclue@sc.com</text:p>
          </table:table-cell>
          <table:table-cell table:style-name="ACE-0x7f4c716f6838"/>
          <table:table-cell table:style-name="ACE-0x7f4c716f6960"/>
          <table:table-cell table:number-columns-repeated="5" table:style-name="ACE-0x7f4c716f5ef8"/>
          <table:table-cell table:number-columns-repeated="120" table:style-name="ACE-0x7f4c716cf25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4c716cf25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4c716ce5d0" table:print="false">
        <office:forms form:automatic-focus="false" form:apply-design-mode="false">
          <form:form/>
        </office:forms>
        <table:table-column table:default-cell-style-name="ACE-0x7f4c716f6a88" table:style-name="ACOL-3"/>
        <table:table-column table:default-cell-style-name="ACE-0x7f4c716f6a88" table:style-name="ACOL-4"/>
        <table:table-column table:default-cell-style-name="ACE-0x7f4c716f6a88" table:style-name="ACOL-5"/>
        <table:table-column table:default-cell-style-name="ACE-0x7f4c716f6a88" table:style-name="ACOL-6"/>
        <table:table-column table:default-cell-style-name="ACE-0x7f4c716f6a88" table:style-name="ACOL-7" table:number-columns-repeated="2"/>
        <table:table-column table:default-cell-style-name="ACE-0x7f4c716f6a88" table:style-name="ACOL-8"/>
        <table:table-column table:default-cell-style-name="ACE-0x7f4c716f6a88" table:style-name="ACOL-9"/>
        <table:table-column table:default-cell-style-name="ACE-0x7f4c716cf380" table:style-name="ACOL-0" table:number-columns-repeated="120"/>
        <table:table-row table:style-name="AROW-0">
          <table:table-cell table:style-name="ACE-0x7f4c716f6bb0" office:value-type="string">
            <text:p>User Name</text:p>
          </table:table-cell>
          <table:table-cell table:style-name="ACE-0x7f4c716f6cd8" office:value-type="string">
            <text:p>Password</text:p>
          </table:table-cell>
          <table:table-cell table:style-name="ACE-0x7f4c716f6e00" office:value-type="string">
            <text:p>SearchTextName</text:p>
          </table:table-cell>
          <table:table-cell table:number-columns-repeated="5" table:style-name="ACE-0x7f4c716f6a88"/>
          <table:table-cell table:number-columns-repeated="120" table:style-name="ACE-0x7f4c716cf380"/>
        </table:table-row>
        <table:table-row table:style-name="AROW-0">
          <table:table-cell table:style-name="ACE-0x7f4c716f4338" office:value-type="string">
            <text:p>testshopclue@sc.com</text:p>
          </table:table-cell>
          <table:table-cell table:style-name="ACE-0x7f4c716f7050" office:value-type="float" office:value="123456">
            <text:p>123456</text:p>
          </table:table-cell>
          <table:table-cell table:style-name="ACE-0x7f4c716f7178" office:value-type="string">
            <text:p>Shirt Design Envelope Set Of Two</text:p>
          </table:table-cell>
          <table:table-cell table:number-columns-repeated="5" table:style-name="ACE-0x7f4c716f6a88"/>
          <table:table-cell table:number-columns-repeated="120" table:style-name="ACE-0x7f4c716cf380"/>
        </table:table-row>
        <table:table-row table:style-name="AROW-0">
          <table:table-cell table:style-name="ACE-0x7f4c716f3558" office:value-type="string">
            <text:p>testshopclue@sc.com</text:p>
          </table:table-cell>
          <table:table-cell table:style-name="ACE-0x7f4c7d583ea8"/>
          <table:table-cell table:style-name="ACE-0x7f4c7d583fd0"/>
          <table:table-cell table:number-columns-repeated="5" table:style-name="ACE-0x7f4c716f6a88"/>
          <table:table-cell table:number-columns-repeated="120" table:style-name="ACE-0x7f4c716cf38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4c716cf38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4c716ce7c0" table:print="false">
        <office:forms form:automatic-focus="false" form:apply-design-mode="false">
          <form:form/>
        </office:forms>
        <table:table-column table:default-cell-style-name="ACE-0x7f4c7d5840f8" table:style-name="ACOL-3"/>
        <table:table-column table:default-cell-style-name="ACE-0x7f4c7d5840f8" table:style-name="ACOL-4"/>
        <table:table-column table:default-cell-style-name="ACE-0x7f4c7d5840f8" table:style-name="ACOL-5"/>
        <table:table-column table:default-cell-style-name="ACE-0x7f4c7d5840f8" table:style-name="ACOL-6"/>
        <table:table-column table:default-cell-style-name="ACE-0x7f4c7d5840f8" table:style-name="ACOL-7" table:number-columns-repeated="2"/>
        <table:table-column table:default-cell-style-name="ACE-0x7f4c7d5840f8" table:style-name="ACOL-8"/>
        <table:table-column table:default-cell-style-name="ACE-0x7f4c7d5840f8" table:style-name="ACOL-9"/>
        <table:table-column table:default-cell-style-name="ACE-0x7f4c716cf4a8" table:style-name="ACOL-0" table:number-columns-repeated="120"/>
        <table:table-row table:style-name="AROW-0">
          <table:table-cell table:style-name="ACE-0x7f4c7d584220" office:value-type="string">
            <text:p>User Name</text:p>
          </table:table-cell>
          <table:table-cell table:style-name="ACE-0x7f4c7d584348" office:value-type="string">
            <text:p>Password</text:p>
          </table:table-cell>
          <table:table-cell table:style-name="ACE-0x7f4c7d584470" office:value-type="string">
            <text:p>SearchTextName</text:p>
          </table:table-cell>
          <table:table-cell table:number-columns-repeated="5" table:style-name="ACE-0x7f4c7d5840f8"/>
          <table:table-cell table:number-columns-repeated="120" table:style-name="ACE-0x7f4c716cf4a8"/>
        </table:table-row>
        <table:table-row table:style-name="AROW-0">
          <table:table-cell table:style-name="ACE-0x7f4c716f39f8" office:value-type="string">
            <text:p>testshopclue@sc.com</text:p>
          </table:table-cell>
          <table:table-cell table:style-name="ACE-0x7f4c7d5846c0" office:value-type="float" office:value="123456">
            <text:p>123456</text:p>
          </table:table-cell>
          <table:table-cell table:style-name="ACE-0x7f4c7d5847e8" office:value-type="string">
            <text:p>Shirt Design Envelope Set Of Two</text:p>
          </table:table-cell>
          <table:table-cell table:number-columns-repeated="5" table:style-name="ACE-0x7f4c7d5840f8"/>
          <table:table-cell table:number-columns-repeated="120" table:style-name="ACE-0x7f4c716cf4a8"/>
        </table:table-row>
        <table:table-row table:style-name="AROW-0">
          <table:table-cell table:style-name="ACE-0x7f4c716f46b0" office:value-type="string">
            <text:p>testshopclue@sc.com</text:p>
          </table:table-cell>
          <table:table-cell table:style-name="ACE-0x7f4c7d584a38"/>
          <table:table-cell table:style-name="ACE-0x7f4c7d584b60"/>
          <table:table-cell table:number-columns-repeated="5" table:style-name="ACE-0x7f4c7d5840f8"/>
          <table:table-cell table:number-columns-repeated="120" table:style-name="ACE-0x7f4c716cf4a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4c716cf4a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4c716ce9b0" table:print="false">
        <office:forms form:automatic-focus="false" form:apply-design-mode="false">
          <form:form/>
        </office:forms>
        <table:table-column table:default-cell-style-name="ACE-0x7f4c7d584c88" table:style-name="ACOL-3"/>
        <table:table-column table:default-cell-style-name="ACE-0x7f4c7d584c88" table:style-name="ACOL-4"/>
        <table:table-column table:default-cell-style-name="ACE-0x7f4c7d584c88" table:style-name="ACOL-5"/>
        <table:table-column table:default-cell-style-name="ACE-0x7f4c7d584c88" table:style-name="ACOL-6"/>
        <table:table-column table:default-cell-style-name="ACE-0x7f4c7d584c88" table:style-name="ACOL-7" table:number-columns-repeated="2"/>
        <table:table-column table:default-cell-style-name="ACE-0x7f4c7d584c88" table:style-name="ACOL-8"/>
        <table:table-column table:default-cell-style-name="ACE-0x7f4c7d584c88" table:style-name="ACOL-9"/>
        <table:table-column table:default-cell-style-name="ACE-0x7f4c716cf5d0" table:style-name="ACOL-0" table:number-columns-repeated="120"/>
        <table:table-row table:style-name="AROW-0">
          <table:table-cell table:style-name="ACE-0x7f4c7d584db0" office:value-type="string">
            <text:p>User Name</text:p>
          </table:table-cell>
          <table:table-cell table:style-name="ACE-0x7f4c7d584ed8" office:value-type="string">
            <text:p>Password</text:p>
          </table:table-cell>
          <table:table-cell table:style-name="ACE-0x7f4c7d585000" office:value-type="string">
            <text:p>SearchTextName</text:p>
          </table:table-cell>
          <table:table-cell table:number-columns-repeated="5" table:style-name="ACE-0x7f4c7d584c88"/>
          <table:table-cell table:number-columns-repeated="120" table:style-name="ACE-0x7f4c716cf5d0"/>
        </table:table-row>
        <table:table-row table:style-name="AROW-0">
          <table:table-cell table:style-name="ACE-0x7f4c716f40e8" office:value-type="string">
            <text:p>testshopclue@sc.com</text:p>
          </table:table-cell>
          <table:table-cell table:style-name="ACE-0x7f4c7d585250" office:value-type="float" office:value="123456">
            <text:p>123456</text:p>
          </table:table-cell>
          <table:table-cell table:style-name="ACE-0x7f4c7d585378" office:value-type="string">
            <text:p>Shirt Design Envelope Set Of Two</text:p>
          </table:table-cell>
          <table:table-cell table:number-columns-repeated="5" table:style-name="ACE-0x7f4c7d584c88"/>
          <table:table-cell table:number-columns-repeated="120" table:style-name="ACE-0x7f4c716cf5d0"/>
        </table:table-row>
        <table:table-row table:style-name="AROW-0">
          <table:table-cell table:style-name="ACE-0x7f4c716f3e98" office:value-type="string">
            <text:p>testshopclue@sc.com</text:p>
          </table:table-cell>
          <table:table-cell table:style-name="ACE-0x7f4c7d5855c8"/>
          <table:table-cell table:style-name="ACE-0x7f4c7d5856f0"/>
          <table:table-cell table:number-columns-repeated="5" table:style-name="ACE-0x7f4c7d584c88"/>
          <table:table-cell table:number-columns-repeated="120" table:style-name="ACE-0x7f4c716cf5d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4c716cf5d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4c71682d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c716aab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c716cab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c7a41c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c7a3db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c7a43a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4c716ce000" style:display-name="TestCase" style:page-layout-name="pl-0x7f4c71682d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c716ce1f0" style:display-name="AQA1_TestData" style:page-layout-name="pl-0x7f4c716aab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c716ce3e0" style:display-name="AQA2_TestData" style:page-layout-name="pl-0x7f4c716cab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c716ce5d0" style:display-name="AQA3_TestData" style:page-layout-name="pl-0x7f4c7a41c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c716ce7c0" style:display-name="AQA4_TestData" style:page-layout-name="pl-0x7f4c7a3db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c716ce9b0" style:display-name="AQA5_TestData" style:page-layout-name="pl-0x7f4c7a43a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0:58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